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stroke="none" draw:fill="none" fo:min-height="1.073cm"/>
      <style:paragraph-properties style:writing-mode="lr-tb"/>
    </style:style>
    <style:style style:name="gr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fo:min-height="0.198cm"/>
      <style:paragraph-properties style:writing-mode="lr-tb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objectwithoutfill">
      <style:graphic-properties draw:stroke="solid" draw:fill="none" draw:textarea-vertical-align="middle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draw:fill="none" fo:min-height="0.258cm"/>
      <style:paragraph-properties style:writing-mode="lr-tb"/>
    </style:style>
    <style:style style:name="gr16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7" style:family="graphic" style:parent-style-name="standard">
      <style:graphic-properties fo:background-color="#f3f3f3"/>
    </style:style>
    <style:style style:name="gr18" style:family="graphic" style:parent-style-name="standard">
      <style:graphic-properties fo:background-color="#e4e1e1" fo:border="solid"/>
    </style:style>
    <style:style style:name="gr19" style:family="graphic" style:parent-style-name="standard">
      <style:graphic-properties fo:border="solid"/>
    </style:style>
    <style:style style:name="gr20" style:family="graphic" style:parent-style-name="standard">
      <style:graphic-properties fo:border="none"/>
    </style:style>
    <style:style style:name="gr21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fo:background-color="#f3f3f3" fo:border="solid"/>
    </style:style>
    <style:style style:name="gr25" style:family="graphic" style:parent-style-name="standard">
      <style:graphic-properties draw:stroke="none" draw:fill="none" fo:min-height="0.385cm"/>
      <style:paragraph-properties style:writing-mode="lr-tb"/>
    </style:style>
    <style:style style:name="gr26" style:family="graphic" style:parent-style-name="standard">
      <style:graphic-properties draw:stroke="none" draw:fill="none" fo:min-height="0.36cm"/>
      <style:paragraph-properties style:writing-mode="lr-tb"/>
    </style:style>
    <style:style style:name="gr27" style:family="graphic" style:parent-style-name="standard">
      <style:graphic-properties draw:stroke="none" draw:fill="none" fo:min-height="0.371cm"/>
      <style:paragraph-properties style:writing-mode="lr-tb"/>
    </style:style>
    <style:style style:name="gr28" style:family="graphic" style:parent-style-name="standard">
      <style:graphic-properties draw:stroke="none" draw:fill="none" fo:min-height="0.068cm"/>
      <style:paragraph-properties style:writing-mode="lr-tb"/>
    </style:style>
    <style:style style:name="gr29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margin-top="0.457cm" fo:margin-bottom="0.102cm"/>
      <style:text-properties style:font-name="Arial"/>
    </style:style>
    <style:style style:name="P16" style:family="paragraph">
      <loext:graphic-properties draw:fill="none"/>
      <style:paragraph-properties fo:margin-top="0cm" fo:margin-bottom="0.102cm" style:writing-mode="lr-tb"/>
      <style:text-properties style:font-name="Arial" fo:font-size="10pt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20" style:family="paragraph">
      <style:paragraph-properties fo:text-align="start"/>
      <style:text-properties fo:font-family="Arial" style:font-style-name="Regular" style:font-family-generic="swiss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/>
      <style:text-properties fo:font-size="10pt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 Lable Text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CT:</text:span></text:p>
          </draw:text-box>
        </draw:frame>
        <draw:frame draw:style-name="gr6" draw:text-style-name="P7" draw:layer="layout" svg:width="20.143cm" svg:height="1.323cm" svg:x="0.797cm" svg:y="4.139cm">
          <draw:text-box>
            <text:p><text:span text:style-name="T5">The information collected in </text:span><text:span text:style-name="T5">this form will be kept </text:span><text:span text:style-name="T5">confidential and will be used to </text:span><text:span text:style-name="T5">help us provide services that </text:span><text:span text:style-name="T5">best meet your employment-</text:span><text:span text:style-name="T5">related needs Please note that </text:span><text:span text:style-name="T5">all fields marked with on </text:span><text:span text:style-name="T5">asterisk (*) are required; all </text:span><text:span text:style-name="T5">other information con be </text:span><text:span text:style-name="T5">considered optional. We </text:span><text:span text:style-name="T5">appreciate your efforts to fill </text:span><text:span text:style-name="T5">out this form as completely as </text:span><text:span text:style-name="T5">possible Thank you for your </text:span><text:span text:style-name="T5">cooperation. </text:span></text:p>
          </draw:text-box>
        </draw:frame>
        <draw:line draw:style-name="gr7" draw:text-style-name="P1" draw:layer="controls" svg:x1="8.366cm" svg:y1="3.926cm" svg:x2="9.89cm" svg:y2="3.926cm">
          <text:p/>
        </draw:line>
        <draw:line draw:style-name="gr7" draw:text-style-name="P1" draw:layer="controls" svg:x1="0.998cm" svg:y1="6.212cm" svg:x2="2.522cm" svg:y2="6.212cm">
          <text:p/>
        </draw:line>
        <draw:frame draw:style-name="gr8" draw:text-style-name="P8" draw:layer="controls" svg:width="18.032cm" svg:height="0.645cm" svg:x="2.335cm" svg:y="5.632cm">
          <draw:text-box>
            <text:p><text:span text:style-name="T6"><text:s/></text:span><text:span text:style-name="T6">Please initial here if you </text:span><text:span text:style-name="T6">would like us to share </text:span><text:span text:style-name="T6">this form with San </text:span><text:span text:style-name="T6">Francisco Human </text:span><text:span text:style-name="T6">Services Agency to </text:span><text:span text:style-name="T6">assess</text:span></text:p>
          </draw:text-box>
        </draw:frame>
        <draw:frame draw:style-name="gr9" draw:text-style-name="P6" draw:layer="controls" svg:width="16.021cm" svg:height="0.646cm" svg:x="0.797cm" svg:y="6.204cm">
          <draw:text-box>
            <text:p><text:span text:style-name="T6">eligibility for additional </text:span><text:span text:style-name="T6">benefits and services </text:span><text:span text:style-name="T6">such as cash aid, </text:span><text:span text:style-name="T6">CalFresh, CalWORKs, </text:span><text:span text:style-name="T6">and Medi-Cal.</text:span></text:p>
          </draw:text-box>
        </draw:frame>
        <draw:line draw:style-name="gr10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</text:span><text:span text:style-name="T8"> Informati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8">Text </text:span><text:span text:style-name="T8">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</text:span><text:span text:style-name="T2">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9">Name</text:span><text:span text:style-name="T2">*</text:span></text:p>
          </draw:text-box>
        </draw:frame>
        <draw:line draw:style-name="gr10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10">Middle 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10" draw:text-style-name="P1" draw:layer="controls" svg:x1="10.407cm" svg:y1="8.525cm" svg:x2="18.027cm" svg:y2="8.525cm">
          <text:p/>
        </draw:line>
        <draw:line draw:style-name="gr10" draw:text-style-name="P1" draw:layer="controls" svg:x1="2.524cm" svg:y1="9.568cm" svg:x2="8.112cm" svg:y2="9.568cm">
          <text:p/>
        </draw:line>
        <draw:line draw:style-name="gr10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9">Addres</text:span><text:span text:style-name="T9">s</text:span><text:span text:style-name="T2">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10" draw:text-style-name="P1" draw:layer="controls" svg:x1="9.128cm" svg:y1="9.568cm" svg:x2="14.716cm" svg:y2="9.568cm">
          <text:p/>
        </draw:line>
        <draw:line draw:style-name="gr10" draw:text-style-name="P1" draw:layer="controls" svg:x1="15.859cm" svg:y1="9.568cm" svg:x2="17.002cm" svg:y2="9.568cm">
          <text:p/>
        </draw:line>
        <draw:line draw:style-name="gr10" draw:text-style-name="P1" draw:layer="controls" svg:x1="4.048cm" svg:y1="10.484cm" svg:x2="10.144cm" svg:y2="10.484cm">
          <text:p/>
        </draw:line>
        <draw:line draw:style-name="gr10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</text:span><text:span text:style-name="T2">ed </text:span><text:span text:style-name="T9">Phone</text:span><text:span text:style-name="T2">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15" draw:text-style-name="P16" draw:layer="controls" svg:width="3.393cm" svg:height="0.645cm" svg:x="0.782cm" svg:y="10.811cm">
          <draw:text-box>
            <text:p text:style-name="P15"><text:span text:style-name="T11">Second</text:span><text:span text:style-name="T11">ary </text:span><text:span text:style-name="T9">Phone:</text:span></text:p>
          </draw:text-box>
        </draw:frame>
        <draw:line draw:style-name="gr16" draw:text-style-name="P1" draw:layer="controls" svg:x1="4.048cm" svg:y1="11.212cm" svg:x2="10.144cm" svg:y2="11.212cm">
          <text:p text:style-name="P17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8" draw:layer="controls" svg:width="1.524cm" svg:height="0.635cm" svg:x="1cm" svg:y="5.526cm" draw:control="control11"/>
        <draw:control draw:style-name="gr17" draw:text-style-name="P19" draw:layer="controls" svg:width="7.62cm" svg:height="0.635cm" svg:x="2.524cm" svg:y="7.839cm" draw:control="control12"/>
        <draw:control draw:style-name="standard" draw:text-style-name="P18" draw:layer="controls" svg:width="7.62cm" svg:height="0.635cm" svg:x="10.398cm" svg:y="7.839cm" draw:control="control13"/>
        <draw:control draw:style-name="standard" draw:text-style-name="P18" draw:layer="controls" svg:width="2.159cm" svg:height="0.635cm" svg:x="18.399cm" svg:y="7.839cm" draw:control="control14"/>
        <draw:control draw:style-name="gr18" draw:text-style-name="P18" draw:layer="controls" svg:width="5.588cm" svg:height="0.508cm" svg:x="2.524cm" svg:y="8.874cm" draw:control="control15"/>
        <draw:control draw:style-name="gr19" draw:text-style-name="P18" draw:layer="controls" svg:width="6.096cm" svg:height="0.508cm" svg:x="4.048cm" svg:y="9.798cm" draw:control="control16"/>
        <draw:control draw:style-name="gr20" draw:text-style-name="P19" draw:layer="controls" svg:width="5.588cm" svg:height="0.508cm" svg:x="9.128cm" svg:y="9.026cm" draw:control="control17"/>
        <draw:control draw:style-name="standard" draw:text-style-name="P18" draw:layer="controls" svg:width="1.143cm" svg:height="0.635cm" svg:x="15.859cm" svg:y="8.879cm" draw:control="control18"/>
        <draw:control draw:style-name="standard" draw:text-style-name="P18" draw:layer="controls" svg:width="2.54cm" svg:height="0.635cm" svg:x="18.018cm" svg:y="8.879cm" draw:control="control19"/>
        <draw:control draw:style-name="gr20" draw:text-style-name="P19" draw:layer="controls" svg:width="6.096cm" svg:height="0.4cm" svg:x="4.048cm" svg:y="10.919cm" draw:control="control20"/>
        <draw:line draw:style-name="gr10" draw:text-style-name="P1" draw:layer="layout" svg:x1="13.242cm" svg:y1="16.967cm" svg:x2="19.219cm" svg:y2="16.967cm">
          <text:p/>
        </draw:line>
        <draw:control draw:style-name="gr14" draw:text-style-name="P20" draw:layer="controls" svg:width="1.604cm" svg:height="0.26cm" svg:x="1.635cm" svg:y="15.47cm" draw:control="control21"/>
        <draw:custom-shape draw:style-name="gr21" draw:text-style-name="P21" draw:layer="layout" svg:width="9.017cm" svg:height="1.524cm" svg:x="1.017cm" svg:y="2.605cm">
          <text:p text:style-name="P17"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.555cm" svg:height="0.569cm" svg:x="4.16cm" svg:y="2.287cm">
          <draw:text-box>
            <text:p text:style-name="P23"><text:span text:style-name="T12">Admin Use Only</text:span></text:p>
          </draw:text-box>
        </draw:frame>
        <draw:control draw:style-name="gr20" draw:text-style-name="P19" draw:layer="controls" svg:width="1.524cm" svg:height="0.381cm" svg:x="8.366cm" svg:y="3.494cm" draw:control="control22"/>
        <draw:control draw:style-name="standard" draw:text-style-name="P18" draw:layer="controls" svg:width="1.524cm" svg:height="0.61cm" svg:x="3.54cm" svg:y="3.494cm" draw:control="control23"/>
        <draw:control draw:style-name="gr24" draw:text-style-name="P19" draw:layer="controls" svg:width="6.35cm" svg:height="0.51cm" svg:x="3.54cm" svg:y="2.783cm" draw:control="control24"/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10" draw:text-style-name="P25" draw:layer="controls" svg:x1="0.977cm" svg:y1="14.37cm" svg:x2="20.567cm" svg:y2="14.37cm">
          <text:p/>
        </draw:line>
        <draw:frame draw:style-name="gr25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10</text:span></text:p>
          </draw:text-box>
        </draw:frame>
        <draw:control draw:style-name="gr14" draw:text-style-name="P20" draw:layer="controls" svg:width="1.604cm" svg:height="0.254cm" svg:x="1.635cm" svg:y="15.94cm" draw:control="control30"/>
        <draw:control draw:style-name="gr14" draw:text-style-name="P14" draw:layer="controls" svg:width="1.604cm" svg:height="0.254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10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10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23" draw:text-style-name="P26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9">Address: </text:span><text:span text:style-name="T2">*</text:span></text:p>
          </draw:text-box>
        </draw:frame>
        <draw:line draw:style-name="gr16" draw:text-style-name="P1" draw:layer="controls" svg:x1="4.046cm" svg:y1="12.201cm" svg:x2="20.59cm" svg:y2="12.2cm">
          <text:p/>
        </draw:line>
        <draw:control draw:style-name="gr20" draw:text-style-name="P27" draw:layer="controls" svg:width="16.544cm" svg:height="0.508cm" svg:x="4.148cm" svg:y="11.777cm" draw:control="control52"/>
        <draw:frame draw:style-name="gr26" draw:text-style-name="P6" draw:layer="controls" svg:width="4.347cm" svg:height="0.645cm" svg:x="0.78cm" svg:y="12.555cm">
          <draw:text-box>
            <text:p><text:span text:style-name="T13">S</text:span><text:span text:style-name="T13">o</text:span><text:span text:style-name="T13">c</text:span><text:span text:style-name="T13">i</text:span><text:span text:style-name="T13">a</text:span><text:span text:style-name="T13">l</text:span><text:span text:style-name="T13"> </text:span><text:span text:style-name="T13">S</text:span><text:span text:style-name="T13">e</text:span><text:span text:style-name="T13">c</text:span><text:span text:style-name="T13">u</text:span><text:span text:style-name="T13">r</text:span><text:span text:style-name="T13">i</text:span><text:span text:style-name="T13">t</text:span><text:span text:style-name="T13">y</text:span><text:span text:style-name="T13"> </text:span><text:span text:style-name="T13">N</text:span><text:span text:style-name="T13">u</text:span><text:span text:style-name="T13">m</text:span><text:span text:style-name="T13">b</text:span><text:span text:style-name="T13">e</text:span><text:span text:style-name="T13">r</text:span><text:span text:style-name="T13">*</text:span></text:p>
          </draw:text-box>
        </draw:frame>
        <draw:line draw:style-name="gr16" draw:text-style-name="P1" draw:layer="controls" svg:x1="4.946cm" svg:y1="13.11cm" svg:x2="12.431cm" svg:y2="13.11cm">
          <text:p/>
        </draw:line>
        <draw:control draw:style-name="standard" draw:text-style-name="P18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te/</text:span><text:span text:style-name="T2">Emergenc</text:span><text:span text:style-name="T2">y Contact </text:span><text:span text:style-name="T2">Info. <text:s text:c="4"/></text:span><text:span text:style-name="T2">Name</text:span></text:p>
          </draw:text-box>
        </draw:frame>
        <draw:line draw:style-name="gr16" draw:text-style-name="P1" draw:layer="controls" svg:x1="7.884cm" svg:y1="14.166cm" svg:x2="12.43cm" svg:y2="14.166cm">
          <text:p/>
        </draw:line>
        <draw:control draw:style-name="standard" draw:text-style-name="P18" draw:layer="controls" svg:width="4.545cm" svg:height="0.635cm" svg:x="7.885cm" svg:y="13.465cm" draw:control="control54"/>
        <draw:frame draw:style-name="gr27" draw:text-style-name="P6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16" draw:text-style-name="P1" draw:layer="controls" svg:x1="14.69cm" svg:y1="13.105cm" svg:x2="16.441cm" svg:y2="13.105cm">
          <text:p/>
        </draw:line>
        <draw:control draw:style-name="standard" draw:text-style-name="P18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5" draw:text-style-name="P12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28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8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8" draw:layer="controls" svg:width="1.749cm" svg:height="0.635cm" svg:x="16.796cm" svg:y="12.43cm" draw:control="control57"/>
        <draw:control draw:style-name="standard" draw:text-style-name="P18" draw:layer="controls" svg:width="1.748cm" svg:height="0.635cm" svg:x="18.88cm" svg:y="12.43cm" draw:control="control58"/>
        <draw:line draw:style-name="gr16" draw:text-style-name="P1" draw:layer="controls" svg:x1="18.891cm" svg:y1="13.105cm" svg:x2="20.593cm" svg:y2="13.105cm">
          <text:p/>
        </draw:line>
        <draw:line draw:style-name="gr16" draw:text-style-name="P1" draw:layer="controls" svg:x1="16.792cm" svg:y1="13.105cm" svg:x2="18.543cm" svg:y2="13.105cm">
          <text:p/>
        </draw:line>
        <draw:line draw:style-name="gr16" draw:text-style-name="P1" draw:layer="controls" svg:x1="14.685cm" svg:y1="14.201cm" svg:x2="20.59cm" svg:y2="14.201cm">
          <text:p/>
        </draw:line>
        <draw:control draw:style-name="standard" draw:text-style-name="P18" draw:layer="controls" svg:width="5.904cm" svg:height="0.635cm" svg:x="14.686cm" svg:y="13.466cm" draw:control="control59"/>
        <draw:line draw:style-name="gr10" draw:text-style-name="P1" draw:layer="controls" svg:x1="0.977cm" svg:y1="18.57cm" svg:x2="20.567cm" svg:y2="18.57cm">
          <text:p/>
        </draw:line>
        <draw:line draw:style-name="gr29" draw:text-style-name="P17" draw:layer="controls" svg:x1="5.127cm" svg:y1="16.557cm" svg:x2="3.222cm" svg:y2="12.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30T00:20:38.847525300</dc:date>
    <meta:editing-duration>PT8H52M33S</meta:editing-duration>
    <meta:editing-cycles>117</meta:editing-cycles>
    <meta:document-statistic meta:object-count="124"/>
  </office:meta>
</office:document-meta>
</file>